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First</text:p>
          </table:table-cell>
          <table:table-cell office:value-type="time" office:time-value="PT15H15M37.000S" table:style-name="ce9">
            <text:p>15:15:37</text:p>
          </table:table-cell>
          <table:table-cell office:value-type="string" table:style-name="ce12">
            <text:p>Last</text:p>
          </table:table-cell>
          <table:table-cell office:value-type="time" office:time-value="PT15H17M7.000S" table:style-name="ce9">
            <text:p>15:17:0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8.350000000000001" table:style-name="ce13">
            <text:p>1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2.1749999999999998" table:style-name="ce14">
            <text:p>2.2</text:p>
          </table:table-cell>
          <table:table-cell office:value-type="float" office:value="0.49999999999999994" table:style-name="ce14">
            <text:p>0.5</text:p>
          </table:table-cell>
          <table:table-cell office:value-type="float" office:value="0.72500000000000009" table:style-name="ce14">
            <text:p>0.7</text:p>
          </table:table-cell>
          <table:table-cell office:value-type="float" office:value="96.574999999999989" table:style-name="ce14">
            <text:p>96.6</text:p>
          </table:table-cell>
          <table:table-cell office:value-type="float" office:value="2.6749999999999998" table:style-name="ce14">
            <text:p>2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61.6" table:style-name="ce13">
            <text:p>62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.1" table:style-name="ce14">
            <text:p>7.1</text:p>
          </table:table-cell>
          <table:table-cell office:value-type="float" office:value="0.9" table:style-name="ce14">
            <text:p>0.9</text:p>
          </table:table-cell>
          <table:table-cell office:value-type="float" office:value="1.7" table:style-name="ce14">
            <text:p>1.7</text:p>
          </table:table-cell>
          <table:table-cell office:value-type="float" office:value="99.4" table:style-name="ce14">
            <text:p>99.4</text:p>
          </table:table-cell>
          <table:table-cell office:value-type="float" office:value="8" table:style-name="ce14">
            <text:p>8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287H16M37.000S" table:style-name="ce9">
            <text:p>15:16:3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3.264367816091954" table:style-name="ce14">
            <text:p>3.3</text:p>
          </table:table-cell>
          <table:table-cell office:value-type="float" office:value="1.8000000000000003" table:style-name="ce14">
            <text:p>1.8</text:p>
          </table:table-cell>
          <table:table-cell office:value-type="float" office:value="2.3448275862068964" table:style-name="ce14">
            <text:p>2.3</text:p>
          </table:table-cell>
          <table:table-cell office:value-type="float" office:value="1.029251876779705" table:style-name="ce14">
            <text:p>1.0</text:p>
          </table:table-cell>
          <table:table-cell office:value-type="float" office:value="2.990654205607477" table:style-name="ce14">
            <text:p>3.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5.742" table:style-name="ce13">
            <text:p>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5.108000000000001" table:style-name="ce13">
            <text:p>1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38006354249404289" table:style-name="ce14">
            <text:p>0.4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1-20T00:00:00" table:style-name="ce5">
            <text:p>20-Ja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15.360S" table:style-name="ce6">
            <text:p>00:15: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roo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1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/dev/sda: 8592 MB, 8592031744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255 heads, 63 sectors/track, 1044 cylinde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Units = cylinders of 16065 * 512 = 8225280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Sector size (logical/physic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I/O size (minimum/optimal): 512 bytes / 512 by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isk identifier: 0x000978a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<text:s text:c="3"/>Device Boot <text:s text:c="5"/>Start <text:s text:c="8"/>End <text:s text:c="5"/>Blocks <text:s text:c="2"/>Id <text:s/>Syst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1 <text:s text:c="2"/>* <text:s text:c="10"/>1 <text:s text:c="8"/>994 <text:s text:c="4"/>7977984 <text:s text:c="2"/>83 <text:s/>Linu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Partition 1 does not end on cylinder boundary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2 <text:s text:c="12"/>994 <text:s text:c="7"/>1045 <text:s text:c="5"/>407553 <text:s text:c="3"/>5 <text:s/>Extend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office:value-type="string" table:style-name="ce7">
            <text:p>ddev/sda5 <text:s text:c="12"/>994 <text:s text:c="7"/>1045 <text:s text:c="5"/>407552 <text:s text:c="2"/>82 <text:s/>Linux swap / Sola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2056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9"/>1831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09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4574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9"/>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1999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625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4"/>8693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2"/>3893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0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360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1179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9"/>350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76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1481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395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2584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19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5"/>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1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6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14357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4"/>8496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2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08100 0 33054 5156090 62700 2 1507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75559 0 7732 1286654 11081 2 1087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82943 0 7967 1292627 10525 0 12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77008 0 8552 1296429 10651 0 113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72588 0 8802 1280380 30441 0 184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811515 53 217 0 0 0 0 2 0 2 0 0 0 1177 0 191170 66 0 0 0 0 0 0 0 22 0 0 0 0 0 0 0 0 994644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41730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70388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16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894919 0 1950996 283446 387359 191211 0 189 789743 1519 1290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<text:s text:c="2"/>11344 <text:s text:c="4"/>180 <text:s text:c="3"/>0 <text:s text:c="3"/>0 <text:s text:c="3"/>0 <text:s text:c="4"/>0 <text:s text:c="9"/>0 <text:s text:c="8"/>0 <text:s text:c="3"/>11344 <text:s text:c="4"/>18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92345455 <text:s/>561050 <text:s text:c="3"/>0 <text:s/>243 <text:s text:c="3"/>0 <text:s text:c="4"/>0 <text:s text:c="9"/>0 <text:s text:c="8"/>0 922719395 <text:s/>71905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45321 27201 3033966 419372 145844 1152062 10404848 10585708 0 789956 110269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45038 26438 3025610 416904 145107 1088287 9888544 10027248 0 787528 104660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52 0 0 0 0 0 52 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228 753 7848 2248 737 63775 516304 558460 0 18096 560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6 3171557 25 568 6 57 46199 85643 20 0 1 0 4 2928640 92 4294967295 11063296 11163132 3220106976 3220101948 13050902 0 0 4096 536946211 3223525726 0 0 0 1 0 0 6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92 33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61050 errors:0 dropped:243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1905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92345455 (92.3 MB) <text:s/>TX bytes:922719395 (922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0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8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1344 (11.3 KB) <text:s/>TX bytes:11344 (11.3 K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2555 <text:s text:c="5"/>4725 <text:s/>36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2"/>999 <text:s text:c="8"/>1 <text:s text:c="6"/>999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1 <text:s text:c="5"/>1005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005 <text:s text:c="8"/>0 <text:s text:c="5"/>1005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297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263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694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1.4" table:style-name="ce1">
            <text:p>1.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0999999999999996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98.7" table:style-name="ce1">
            <text:p>98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7.1" table:style-name="ce1">
            <text:p>7.1</text:p>
          </table:table-cell>
          <table:table-cell office:value-type="float" office:value="0.9" table:style-name="ce1">
            <text:p>0.9</text:p>
          </table:table-cell>
          <table:table-cell office:value-type="float" office:value="1.7" table:style-name="ce1">
            <text:p>1.7</text:p>
          </table:table-cell>
          <table:table-cell office:value-type="float" office:value="90.4" table:style-name="ce1">
            <text:p>90.4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99.4" table:style-name="ce1">
            <text:p>99.4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1749999999999998" table:style-name="ce1">
            <text:p>2.175</text:p>
          </table:table-cell>
          <table:table-cell office:value-type="float" office:value="0.49999999999999994" table:style-name="ce1">
            <text:p>0.5</text:p>
          </table:table-cell>
          <table:table-cell office:value-type="float" office:value="0.72500000000000009" table:style-name="ce1">
            <text:p>0.725</text:p>
          </table:table-cell>
          <table:table-cell office:value-type="float" office:value="96.574999999999989" table:style-name="ce1">
            <text:p>96.575</text:p>
          </table:table-cell>
          <table:table-cell office:value-type="float" office:value="2.6749999999999998" table:style-name="ce1">
            <text:p>2.675</text:p>
          </table:table-cell>
          <table:table-cell table:number-columns-repeated="16378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.2749999999999999" table:style-name="ce11">
            <text:p>2.3</text:p>
          </table:table-cell>
          <table:table-cell office:value-type="float" office:value="0.32500000000000007" table:style-name="ce11">
            <text:p>0.3</text:p>
          </table:table-cell>
          <table:table-cell office:value-type="float" office:value="0.875" table:style-name="ce11">
            <text:p>0.9</text:p>
          </table:table-cell>
          <table:table-cell office:value-type="float" office:value="96.525000000000006" table:style-name="ce11">
            <text:p>96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.5" table:style-name="ce11">
            <text:p>3.5</text:p>
          </table:table-cell>
          <table:table-cell office:value-type="float" office:value="0.375" table:style-name="ce11">
            <text:p>0.4</text:p>
          </table:table-cell>
          <table:table-cell office:value-type="float" office:value="0.60000000000000009" table:style-name="ce11">
            <text:p>0.6</text:p>
          </table:table-cell>
          <table:table-cell office:value-type="float" office:value="95.549999999999983" table:style-name="ce11">
            <text:p>9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.7" table:style-name="ce11">
            <text:p>3.7</text:p>
          </table:table-cell>
          <table:table-cell office:value-type="float" office:value="0.82499999999999996" table:style-name="ce11">
            <text:p>0.8</text:p>
          </table:table-cell>
          <table:table-cell office:value-type="float" office:value="0.47500000000000003" table:style-name="ce11">
            <text:p>0.5</text:p>
          </table:table-cell>
          <table:table-cell office:value-type="float" office:value="94.974999999999994" table:style-name="ce11">
            <text:p>95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.2749999999999999" table:style-name="ce11">
            <text:p>3.3</text:p>
          </table:table-cell>
          <table:table-cell office:value-type="float" office:value="0.4" table:style-name="ce11">
            <text:p>0.4</text:p>
          </table:table-cell>
          <table:table-cell office:value-type="float" office:value="2" table:style-name="ce11">
            <text:p>2.0</text:p>
          </table:table-cell>
          <table:table-cell office:value-type="float" office:value="94.324999999999989" table:style-name="ce11">
            <text:p>94.3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263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694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164" table:style-name="ce1">
            <text:p>164</text:p>
          </table:table-cell>
          <table:table-cell office:value-type="float" office:value="5.6" table:style-name="ce1">
            <text:p>5.6</text:p>
          </table:table-cell>
          <table:table-cell office:value-type="float" office:value="8.6" table:style-name="ce1">
            <text:p>8.6</text:p>
          </table:table-cell>
          <table:table-cell table:number-columns-repeated="16380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0" table:style-name="ce1">
            <text:p>0</text:p>
          </table:table-cell>
          <table:table-cell office:value-type="float" office:value="487" table:style-name="ce1">
            <text:p>487</text:p>
          </table:table-cell>
          <table:table-cell office:value-type="float" office:value="61.6" table:style-name="ce1">
            <text:p>61.6</text:p>
          </table:table-cell>
          <table:table-cell table:number-columns-repeated="16380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27.4" table:style-name="ce1">
            <text:p>27.4</text:p>
          </table:table-cell>
          <table:table-cell office:value-type="float" office:value="11" table:style-name="ce1">
            <text:p>11</text:p>
          </table:table-cell>
          <table:table-cell office:value-type="float" office:value="3.2" table:style-name="ce1">
            <text:p>3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7.85" table:formula="msoxl:=AVERAGE(B2:B5)" table:style-name="ce8">
            <text:p>47.9</text:p>
          </table:table-cell>
          <table:table-cell office:value-type="float" office:value="125.9" table:formula="msoxl:=AVERAGE(C2:C5)" table:style-name="ce8">
            <text:p>125.9</text:p>
          </table:table-cell>
          <table:table-cell office:value-type="float" office:value="18.350000000000001" table:formula="msoxl:=AVERAGE(D2:D5)" table:style-name="ce8">
            <text:p>18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6.594932079414832" table:formula="msoxl:=IF(B7=0,0,MAX(SUMPRODUCT(B2:B5,B2:B5)/SUM(B2:B5)-B7,0))" table:style-name="ce8">
            <text:p>96.6</text:p>
          </table:table-cell>
          <table:table-cell office:value-type="float" office:value="345.34972200158847" table:formula="msoxl:=IF(C7=0,0,MAX(SUMPRODUCT(C2:C5,C2:C5)/SUM(C2:C5)-C7,0))" table:style-name="ce8">
            <text:p>345.3</text:p>
          </table:table-cell>
          <table:table-cell office:value-type="float" office:value="34.494141689373294" table:formula="msoxl:=IF(D7=0,0,MAX(SUMPRODUCT(D2:D5,D2:D5)/SUM(D2:D5)-D7,0))" table:style-name="ce8">
            <text:p>34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9.555067920585174" table:formula="msoxl:=ABS(MAX(B2:B5)-B7-B8)" table:style-name="ce8">
            <text:p>19.6</text:p>
          </table:table-cell>
          <table:table-cell office:value-type="float" office:value="15.750277998411548" table:formula="msoxl:=ABS(MAX(C2:C5)-C7-C8)" table:style-name="ce8">
            <text:p>15.8</text:p>
          </table:table-cell>
          <table:table-cell office:value-type="float" office:value="8.7558583106267065" table:formula="msoxl:=ABS(MAX(D2:D5)-D7-D8)" table:style-name="ce8">
            <text:p>8.8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263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694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0_Threads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24.7" table:style-name="ce1">
            <text:p>24.7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.099999999999994" table:style-name="ce1">
            <text:p>61.1</text:p>
          </table:table-cell>
          <table:table-cell table:number-columns-repeated="1612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0" table:style-name="ce1">
            <text:p>0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8" table:style-name="ce1">
            <text:p>15.8</text:p>
          </table:table-cell>
          <table:table-cell table:number-columns-repeated="1612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28.8" table:style-name="ce1">
            <text:p>28.8</text:p>
          </table:table-cell>
          <table:table-cell office:value-type="float" office:value="12" table:style-name="ce1">
            <text:p>12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.4" table:style-name="ce1">
            <text:p>48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.375" table:formula="msoxl:=AVERAGE(B2:B5)" table:style-name="ce8">
            <text:p>13.4</text:p>
          </table:table-cell>
          <table:table-cell office:value-type="float" office:value="9.875" table:formula="msoxl:=AVERAGE(C2:C5)" table:style-name="ce8">
            <text:p>9.9</text:p>
          </table:table-cell>
          <table:table-cell office:value-type="float" office:value="8.0750000000000011" table:formula="msoxl:=AVERAGE(D2:D5)" table:style-name="ce8">
            <text:p>8.1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3.532102803738319" table:formula="msoxl:=IF(B7=0,0,MAX(SUMPRODUCT(B2:B5,B2:B5)/SUM(B2:B5)-B7,0))" table:style-name="ce8">
            <text:p>13.5</text:p>
          </table:table-cell>
          <table:table-cell office:value-type="float" office:value="5.0761392405063326" table:formula="msoxl:=IF(C7=0,0,MAX(SUMPRODUCT(C2:C5,C2:C5)/SUM(C2:C5)-C7,0))" table:style-name="ce8">
            <text:p>5.1</text:p>
          </table:table-cell>
          <table:table-cell office:value-type="float" office:value="4.3835139318885421" table:formula="msoxl:=IF(D7=0,0,MAX(SUMPRODUCT(D2:D5,D2:D5)/SUM(D2:D5)-D7,0))" table:style-name="ce8">
            <text:p>4.4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8928971962616821" table:formula="msoxl:=ABS(MAX(B2:B5)-B7-B8)" table:style-name="ce8">
            <text:p>1.9</text:p>
          </table:table-cell>
          <table:table-cell office:value-type="float" office:value="4.6488607594936688" table:formula="msoxl:=ABS(MAX(C2:C5)-C7-C8)" table:style-name="ce8">
            <text:p>4.6</text:p>
          </table:table-cell>
          <table:table-cell office:value-type="float" office:value="4.3414860681114575" table:formula="msoxl:=ABS(MAX(D2:D5)-D7-D8)" table:style-name="ce8">
            <text:p>4.3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6.907102803738319" table:formula="msoxl:=B7+ B8" table:style-name="ce8">
            <text:p>26.9</text:p>
          </table:table-cell>
          <table:table-cell office:value-type="float" office:value="14.951139240506333" table:formula="msoxl:=C7+ C8" table:style-name="ce8">
            <text:p>15.0</text:p>
          </table:table-cell>
          <table:table-cell office:value-type="float" office:value="12.458513931888543" table:formula="msoxl:=D7+ D8" table:style-name="ce8">
            <text:p>12.5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263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694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2.1" table:style-name="ce1">
            <text:p>2.1</text:p>
          </table:table-cell>
          <table:table-cell office:value-type="float" office:value="2.6" table:style-name="ce1">
            <text:p>2.6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10.8" table:style-name="ce1">
            <text:p>10.8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.6" table:style-name="ce1">
            <text:p>21.6</text:p>
          </table:table-cell>
          <table:table-cell table:number-columns-repeated="1612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0.7" table:style-name="ce1">
            <text:p>0.7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8" table:style-name="ce1">
            <text:p>1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4" table:formula="msoxl:=AVERAGE(B2:B5)" table:style-name="ce8">
            <text:p>3.4</text:p>
          </table:table-cell>
          <table:table-cell office:value-type="float" office:value="3.5750000000000002" table:formula="msoxl:=AVERAGE(C2:C5)" table:style-name="ce8">
            <text:p>3.6</text:p>
          </table:table-cell>
          <table:table-cell office:value-type="float" office:value="0.375" table:formula="msoxl:=AVERAGE(D2:D5)" table:style-name="ce8">
            <text:p>0.4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5367647058823533" table:formula="msoxl:=IF(B7=0,0,MAX(SUMPRODUCT(B2:B5,B2:B5)/SUM(B2:B5)-B7,0))" table:style-name="ce8">
            <text:p>5.5</text:p>
          </table:table-cell>
          <table:table-cell office:value-type="float" office:value="5.1110139860139876" table:formula="msoxl:=IF(C7=0,0,MAX(SUMPRODUCT(C2:C5,C2:C5)/SUM(C2:C5)-C7,0))" table:style-name="ce8">
            <text:p>5.1</text:p>
          </table:table-cell>
          <table:table-cell office:value-type="float" office:value="0.77833333333333354" table:formula="msoxl:=IF(D7=0,0,MAX(SUMPRODUCT(D2:D5,D2:D5)/SUM(D2:D5)-D7,0))" table:style-name="ce8">
            <text:p>0.8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8632352941176471" table:formula="msoxl:=ABS(MAX(B2:B5)-B7-B8)" table:style-name="ce8">
            <text:p>1.9</text:p>
          </table:table-cell>
          <table:table-cell office:value-type="float" office:value="2.1139860139860129" table:formula="msoxl:=ABS(MAX(C2:C5)-C7-C8)" table:style-name="ce8">
            <text:p>2.1</text:p>
          </table:table-cell>
          <table:table-cell office:value-type="float" office:value="0.1466666666666665" table:formula="msoxl:=ABS(MAX(D2:D5)-D7-D8)" table:style-name="ce8">
            <text:p>0.1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8.9367647058823536" table:formula="msoxl:=B7+ B8" table:style-name="ce8">
            <text:p>8.9</text:p>
          </table:table-cell>
          <table:table-cell office:value-type="float" office:value="8.6860139860139878" table:formula="msoxl:=C7+ C8" table:style-name="ce8">
            <text:p>8.7</text:p>
          </table:table-cell>
          <table:table-cell office:value-type="float" office:value="1.1533333333333335" table:formula="msoxl:=D7+ D8" table:style-name="ce8">
            <text:p>1.2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263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694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82" table:style-name="ce1">
            <text:p>82</text:p>
          </table:table-cell>
          <table:table-cell office:value-type="float" office:value="44.9" table:style-name="ce1">
            <text:p>44.9</text:p>
          </table:table-cell>
          <table:table-cell office:value-type="float" office:value="37.1" table:style-name="ce1">
            <text:p>37.1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4" table:style-name="ce1">
            <text:p>164</text:p>
          </table:table-cell>
          <table:table-cell table:number-columns-repeated="1612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13.7" table:style-name="ce1">
            <text:p>13.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9.6" table:style-name="ce1">
            <text:p>9.6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.4" table:style-name="ce1">
            <text:p>27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3.925000000000001" table:formula="msoxl:=AVERAGE(B2:B5)" table:style-name="ce8">
            <text:p>23.9</text:p>
          </table:table-cell>
          <table:table-cell office:value-type="float" office:value="12.25" table:formula="msoxl:=AVERAGE(C2:C5)" table:style-name="ce8">
            <text:p>12.3</text:p>
          </table:table-cell>
          <table:table-cell office:value-type="float" office:value="11.675000000000001" table:formula="msoxl:=AVERAGE(D2:D5)" table:style-name="ce8">
            <text:p>11.7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8.297466039707416" table:formula="msoxl:=IF(B7=0,0,MAX(SUMPRODUCT(B2:B5,B2:B5)/SUM(B2:B5)-B7,0))" table:style-name="ce8">
            <text:p>48.3</text:p>
          </table:table-cell>
          <table:table-cell office:value-type="float" office:value="29.236122448979586" table:formula="msoxl:=IF(C7=0,0,MAX(SUMPRODUCT(C2:C5,C2:C5)/SUM(C2:C5)-C7,0))" table:style-name="ce8">
            <text:p>29.2</text:p>
          </table:table-cell>
          <table:table-cell office:value-type="float" office:value="19.771895074946467" table:formula="msoxl:=IF(D7=0,0,MAX(SUMPRODUCT(D2:D5,D2:D5)/SUM(D2:D5)-D7,0))" table:style-name="ce8">
            <text:p>19.8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.7775339602925868" table:formula="msoxl:=ABS(MAX(B2:B5)-B7-B8)" table:style-name="ce8">
            <text:p>9.8</text:p>
          </table:table-cell>
          <table:table-cell office:value-type="float" office:value="3.4138775510204127" table:formula="msoxl:=ABS(MAX(C2:C5)-C7-C8)" table:style-name="ce8">
            <text:p>3.4</text:p>
          </table:table-cell>
          <table:table-cell office:value-type="float" office:value="5.6531049250535332" table:formula="msoxl:=ABS(MAX(D2:D5)-D7-D8)" table:style-name="ce8">
            <text:p>5.7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2.222466039707413" table:formula="msoxl:=B7+ B8" table:style-name="ce8">
            <text:p>72.2</text:p>
          </table:table-cell>
          <table:table-cell office:value-type="float" office:value="41.486122448979586" table:formula="msoxl:=C7+ C8" table:style-name="ce8">
            <text:p>41.5</text:p>
          </table:table-cell>
          <table:table-cell office:value-type="float" office:value="31.446895074946468" table:formula="msoxl:=D7+ D8" table:style-name="ce8">
            <text:p>31.4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263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694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243.5" table:style-name="ce1">
            <text:p>243.5</text:p>
          </table:table-cell>
          <table:table-cell office:value-type="float" office:value="243.5" table:style-name="ce1">
            <text:p>24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87" table:style-name="ce1">
            <text:p>487</text:p>
          </table:table-cell>
          <table:table-cell table:number-columns-repeated="1612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2.95" table:formula="msoxl:=AVERAGE(B2:B5)" table:style-name="ce8">
            <text:p>63.0</text:p>
          </table:table-cell>
          <table:table-cell office:value-type="float" office:value="62.95" table:formula="msoxl:=AVERAGE(C2:C5)" table:style-name="ce8">
            <text:p>63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2.67486100079424" table:formula="msoxl:=IF(B7=0,0,MAX(SUMPRODUCT(B2:B5,B2:B5)/SUM(B2:B5)-B7,0))" table:style-name="ce8">
            <text:p>172.7</text:p>
          </table:table-cell>
          <table:table-cell office:value-type="float" office:value="172.67486100079424" table:formula="msoxl:=IF(C7=0,0,MAX(SUMPRODUCT(C2:C5,C2:C5)/SUM(C2:C5)-C7,0))" table:style-name="ce8">
            <text:p>172.7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8751389992057739" table:formula="msoxl:=ABS(MAX(B2:B5)-B7-B8)" table:style-name="ce8">
            <text:p>7.9</text:p>
          </table:table-cell>
          <table:table-cell office:value-type="float" office:value="7.8751389992057739" table:formula="msoxl:=ABS(MAX(C2:C5)-C7-C8)" table:style-name="ce8">
            <text:p>7.9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35.62486100079423" table:formula="msoxl:=B7+ B8" table:style-name="ce8">
            <text:p>235.6</text:p>
          </table:table-cell>
          <table:table-cell office:value-type="float" office:value="235.62486100079423" table:formula="msoxl:=C7+ C8" table:style-name="ce8">
            <text:p>235.6</text:p>
          </table:table-cell>
          <table:table-cell office:value-type="float" office:value="0" table:formula="msoxl:=D7+ D8" table:style-name="ce8">
            <text:p>0.0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263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694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5</text:p>
          </table:table-cell>
          <table:table-cell office:value-type="string" table:style-name="ce1">
            <text:p>sda2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2.8" table:style-name="ce1">
            <text:p>2.8</text:p>
          </table:table-cell>
          <table:table-cell office:value-type="float" office:value="4.3" table:style-name="ce1">
            <text:p>4.3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30.8" table:style-name="ce1">
            <text:p>30.8</text:p>
          </table:table-cell>
          <table:table-cell office:value-type="float" office:value="30.8" table:style-name="ce1">
            <text:p>3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.6" table:style-name="ce1">
            <text:p>61.6</text:p>
          </table:table-cell>
          <table:table-cell table:number-columns-repeated="1612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1.3" table:style-name="ce1">
            <text:p>1.3</text:p>
          </table:table-cell>
          <table:table-cell office:value-type="float" office:value="1.6" table:style-name="ce1">
            <text:p>1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.7249999999999996" table:formula="msoxl:=AVERAGE(B2:B5)" table:style-name="ce8">
            <text:p>8.7</text:p>
          </table:table-cell>
          <table:table-cell office:value-type="float" office:value="9.1750000000000007" table:formula="msoxl:=AVERAGE(C2:C5)" table:style-name="ce8">
            <text:p>9.2</text:p>
          </table:table-cell>
          <table:table-cell office:value-type="float" office:value="0.45" table:formula="msoxl:=AVERAGE(D2:D5)" table:style-name="ce8">
            <text:p>0.5</text:p>
          </table:table-cell>
          <table:table-cell office:value-type="float" office:value="0" table:formula="msoxl:=AVERAGE(E2:E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8.729727793696284" table:formula="msoxl:=IF(B7=0,0,MAX(SUMPRODUCT(B2:B5,B2:B5)/SUM(B2:B5)-B7,0))" table:style-name="ce8">
            <text:p>18.7</text:p>
          </table:table-cell>
          <table:table-cell office:value-type="float" office:value="17.247070844686647" table:formula="msoxl:=IF(C7=0,0,MAX(SUMPRODUCT(C2:C5,C2:C5)/SUM(C2:C5)-C7,0))" table:style-name="ce8">
            <text:p>17.2</text:p>
          </table:table-cell>
          <table:table-cell office:value-type="float" office:value="0.84999999999999987" table:formula="msoxl:=IF(D7=0,0,MAX(SUMPRODUCT(D2:D5,D2:D5)/SUM(D2:D5)-D7,0))" table:style-name="ce8">
            <text:p>0.9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3452722063037186" table:formula="msoxl:=ABS(MAX(B2:B5)-B7-B8)" table:style-name="ce8">
            <text:p>3.3</text:p>
          </table:table-cell>
          <table:table-cell office:value-type="float" office:value="4.3779291553133532" table:formula="msoxl:=ABS(MAX(C2:C5)-C7-C8)" table:style-name="ce8">
            <text:p>4.4</text:p>
          </table:table-cell>
          <table:table-cell office:value-type="float" office:value="0.20000000000000018" table:formula="msoxl:=ABS(MAX(D2:D5)-D7-D8)" table:style-name="ce8">
            <text:p>0.2</text:p>
          </table:table-cell>
          <table:table-cell office:value-type="float" office:value="0" table:formula="msoxl:=ABS(MAX(E2:E5)-E7-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7.454727793696286" table:formula="msoxl:=B7+ B8" table:style-name="ce8">
            <text:p>27.5</text:p>
          </table:table-cell>
          <table:table-cell office:value-type="float" office:value="26.422070844686647" table:formula="msoxl:=C7+ C8" table:style-name="ce8">
            <text:p>26.4</text:p>
          </table:table-cell>
          <table:table-cell office:value-type="float" office:value="1.2999999999999998" table:formula="msoxl:=D7+ D8" table:style-name="ce8">
            <text:p>1.3</text:p>
          </table:table-cell>
          <table:table-cell office:value-type="float" office:value="0" table:formula="msoxl:=E7+ E8" table:style-name="ce8">
            <text:p>0.0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263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3.299999999999997" table:formula="msoxl:=AVERAGE(B2:B5)" table:style-name="ce8">
            <text:p>33.3</text:p>
          </table:table-cell>
          <table:table-cell office:value-type="float" office:value="0" table:formula="msoxl:=AVERAGE(C2:C5)" table:style-name="ce8">
            <text:p>0.0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0" table:formula="msoxl:=AVERAGE(E2:E5)" table:style-name="ce8">
            <text:p>0.0</text:p>
          </table:table-cell>
          <table:table-cell office:value-type="float" office:value="0" table:formula="msoxl:=AVERAGE(F2:F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0" table:formula="msoxl:=IF(C7=0,0,MAX(SUMPRODUCT(C2:C5,C2:C5)/SUM(C2:C5)-C7,0))" table:style-name="ce8">
            <text:p>0.0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0" table:formula="msoxl:=IF(E7=0,0,MAX(SUMPRODUCT(E2:E5,E2:E5)/SUM(E2:E5)-E7,0))" table:style-name="ce8">
            <text:p>0.0</text:p>
          </table:table-cell>
          <table:table-cell office:value-type="float" office:value="0" table:formula="msoxl:=IF(F7=0,0,MAX(SUMPRODUCT(F2:F5,F2:F5)/SUM(F2:F5)-F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0" table:formula="msoxl:=ABS(MAX(C2:C5)-C7-C8)" table:style-name="ce8">
            <text:p>0.0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0" table:formula="msoxl:=ABS(MAX(E2:E5)-E7-E8)" table:style-name="ce8">
            <text:p>0.0</text:p>
          </table:table-cell>
          <table:table-cell office:value-type="float" office:value="0" table:formula="msoxl:=ABS(MAX(F2:F5)-F7-F8)" table:style-name="ce8">
            <text:p>0.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263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694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78.9" table:style-name="ce1">
            <text:p>178.9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144.6" table:style-name="ce1">
            <text:p>144.6</text:p>
          </table:table-cell>
          <table:table-cell office:value-type="float" office:value="386.2" table:style-name="ce1">
            <text:p>386.2</text:p>
          </table:table-cell>
          <table:table-cell office:value-type="float" office:value="0" table:style-name="ce1">
            <text:p>0</text:p>
          </table:table-cell>
          <table:table-cell office:value-type="float" office:value="446.7" table:style-name="ce1">
            <text:p>446.7</text:p>
          </table:table-cell>
          <table:table-cell office:value-type="float" office:value="1171.5999999999999" table:style-name="ce1">
            <text:p>1171.6</text:p>
          </table:table-cell>
          <table:table-cell office:value-type="float" office:value="-1" table:style-name="ce1">
            <text:p>-1</text:p>
          </table:table-cell>
          <table:table-cell office:value-type="float" office:value="106.6" table:style-name="ce1">
            <text:p>106.6</text:p>
          </table:table-cell>
          <table:table-cell office:value-type="float" office:value="0.3" table:style-name="ce1">
            <text:p>0.3</text:p>
          </table:table-cell>
          <table:table-cell office:value-type="float" office:value="610.70000000000005" table:style-name="ce1">
            <text:p>610.7</text:p>
          </table:table-cell>
          <table:table-cell table:number-columns-repeated="1636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78.3" table:style-name="ce1">
            <text:p>178.3</text:p>
          </table:table-cell>
          <table:table-cell office:value-type="float" office:value="33.9" table:style-name="ce1">
            <text:p>33.9</text:p>
          </table:table-cell>
          <table:table-cell office:value-type="float" office:value="144.4" table:style-name="ce1">
            <text:p>144.4</text:p>
          </table:table-cell>
          <table:table-cell office:value-type="float" office:value="387.3" table:style-name="ce1">
            <text:p>387.3</text:p>
          </table:table-cell>
          <table:table-cell office:value-type="float" office:value="0" table:style-name="ce1">
            <text:p>0</text:p>
          </table:table-cell>
          <table:table-cell office:value-type="float" office:value="447.3" table:style-name="ce1">
            <text:p>447.3</text:p>
          </table:table-cell>
          <table:table-cell office:value-type="float" office:value="1171.9000000000001" table:style-name="ce1">
            <text:p>1171.9</text:p>
          </table:table-cell>
          <table:table-cell office:value-type="float" office:value="-1" table:style-name="ce1">
            <text:p>-1</text:p>
          </table:table-cell>
          <table:table-cell office:value-type="float" office:value="107.4" table:style-name="ce1">
            <text:p>107.4</text:p>
          </table:table-cell>
          <table:table-cell office:value-type="float" office:value="0.6" table:style-name="ce1">
            <text:p>0.6</text:p>
          </table:table-cell>
          <table:table-cell office:value-type="float" office:value="612.1" table:style-name="ce1">
            <text:p>612.1</text:p>
          </table:table-cell>
          <table:table-cell table:number-columns-repeated="1636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76.9" table:style-name="ce1">
            <text:p>176.9</text:p>
          </table:table-cell>
          <table:table-cell office:value-type="float" office:value="33.1" table:style-name="ce1">
            <text:p>33.1</text:p>
          </table:table-cell>
          <table:table-cell office:value-type="float" office:value="143.80000000000001" table:style-name="ce1">
            <text:p>143.8</text:p>
          </table:table-cell>
          <table:table-cell office:value-type="float" office:value="387.3" table:style-name="ce1">
            <text:p>387.3</text:p>
          </table:table-cell>
          <table:table-cell office:value-type="float" office:value="0" table:style-name="ce1">
            <text:p>0</text:p>
          </table:table-cell>
          <table:table-cell office:value-type="float" office:value="447.3" table:style-name="ce1">
            <text:p>447.3</text:p>
          </table:table-cell>
          <table:table-cell office:value-type="float" office:value="1172.8" table:style-name="ce1">
            <text:p>1172.8</text:p>
          </table:table-cell>
          <table:table-cell office:value-type="float" office:value="-1" table:style-name="ce1">
            <text:p>-1</text:p>
          </table:table-cell>
          <table:table-cell office:value-type="float" office:value="108.1" table:style-name="ce1">
            <text:p>108.1</text:p>
          </table:table-cell>
          <table:table-cell office:value-type="float" office:value="0.6" table:style-name="ce1">
            <text:p>0.6</text:p>
          </table:table-cell>
          <table:table-cell office:value-type="float" office:value="612.1" table:style-name="ce1">
            <text:p>612.1</text:p>
          </table:table-cell>
          <table:table-cell table:number-columns-repeated="1636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2008.2" table:style-name="ce1">
            <text:p>2008.2</text:p>
          </table:table-cell>
          <table:table-cell office:value-type="float" office:value="1152" table:style-name="ce1">
            <text:p>1152</text:p>
          </table:table-cell>
          <table:table-cell office:value-type="float" office:value="856.2" table:style-name="ce1">
            <text:p>856.2</text:p>
          </table:table-cell>
          <table:table-cell office:value-type="float" office:value="398" table:style-name="ce1">
            <text:p>398</text:p>
          </table:table-cell>
          <table:table-cell office:value-type="float" office:value="178.4" table:style-name="ce1">
            <text:p>178.4</text:p>
          </table:table-cell>
          <table:table-cell office:value-type="float" office:value="34.6" table:style-name="ce1">
            <text:p>34.6</text:p>
          </table:table-cell>
          <table:table-cell office:value-type="float" office:value="143.80000000000001" table:style-name="ce1">
            <text:p>143.8</text:p>
          </table:table-cell>
          <table:table-cell office:value-type="float" office:value="387.3" table:style-name="ce1">
            <text:p>387.3</text:p>
          </table:table-cell>
          <table:table-cell office:value-type="float" office:value="0" table:style-name="ce1">
            <text:p>0</text:p>
          </table:table-cell>
          <table:table-cell office:value-type="float" office:value="447.4" table:style-name="ce1">
            <text:p>447.4</text:p>
          </table:table-cell>
          <table:table-cell office:value-type="float" office:value="1171" table:style-name="ce1">
            <text:p>1171</text:p>
          </table:table-cell>
          <table:table-cell office:value-type="float" office:value="-1" table:style-name="ce1">
            <text:p>-1</text:p>
          </table:table-cell>
          <table:table-cell office:value-type="float" office:value="108.2" table:style-name="ce1">
            <text:p>108.2</text:p>
          </table:table-cell>
          <table:table-cell office:value-type="float" office:value="0.9" table:style-name="ce1">
            <text:p>0.9</text:p>
          </table:table-cell>
          <table:table-cell office:value-type="float" office:value="612.4" table:style-name="ce1">
            <text:p>612.4</text:p>
          </table:table-cell>
          <table:table-cell table:number-columns-repeated="16368"/>
        </table:table-row>
        <table:table-row table:number-rows-repeated="1048571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263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694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12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0" table:style-name="ce1">
            <text:p>0</text:p>
          </table:table-cell>
          <table:table-cell office:value-type="float" office:value="22.8" table:style-name="ce1">
            <text:p>22.8</text:p>
          </table:table-cell>
          <table:table-cell office:value-type="float" office:value="0" table:style-name="ce1">
            <text:p>0</text:p>
          </table:table-cell>
          <table:table-cell office:value-type="float" office:value="1088.4000000000001" table:style-name="ce1">
            <text:p>1088.4</text:p>
          </table:table-cell>
          <table:table-cell office:value-type="float" office:value="0" table:style-name="ce1">
            <text:p>0</text:p>
          </table:table-cell>
          <table:table-cell office:value-type="float" office:value="1111.2" table:style-name="ce1">
            <text:p>1111.2</text:p>
          </table:table-cell>
          <table:table-cell office:value-type="float" office:value="22.8" table:style-name="ce1">
            <text:p>22.8</text:p>
          </table:table-cell>
          <table:table-cell office:value-type="float" office:value="-1088.4000000000001" table:style-name="ce1">
            <text:p>-1088.4</text:p>
          </table:table-cell>
          <table:table-cell table:number-columns-repeated="16375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5.1999999999999993" table:style-name="ce1">
            <text:p>5.2</text:p>
          </table:table-cell>
          <table:table-cell office:value-type="float" office:value="1.4" table:style-name="ce1">
            <text:p>1.4</text:p>
          </table:table-cell>
          <table:table-cell office:value-type="float" office:value="-3.8" table:style-name="ce1">
            <text:p>-3.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6.45" table:formula="msoxl:=AVERAGE(C2:C5)" table:style-name="ce8">
            <text:p>6.5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273.10000000000002" table:formula="msoxl:=AVERAGE(E2:E5)" table:style-name="ce8">
            <text:p>273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13.825193798449614" table:formula="msoxl:=IF(C7=0,0,MAX(SUMPRODUCT(C2:C5,C2:C5)/SUM(C2:C5)-C7,0))" table:style-name="ce8">
            <text:p>13.8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811.32790186744785" table:formula="msoxl:=IF(E7=0,0,MAX(SUMPRODUCT(E2:E5,E2:E5)/SUM(E2:E5)-E7,0))" table:style-name="ce8">
            <text:p>811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2.5248062015503869" table:formula="msoxl:=ABS(MAX(C2:C5)-C7-C8)" table:style-name="ce8">
            <text:p>2.5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3.9720981325522189" table:formula="msoxl:=ABS(MAX(E2:E5)-E7-E8)" table:style-name="ce8">
            <text:p>4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263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694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0" table:style-name="ce1">
            <text:p>0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0" table:style-name="ce1">
            <text:p>0</text:p>
          </table:table-cell>
          <table:table-cell office:value-type="float" office:value="13.7" table:style-name="ce1">
            <text:p>13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0" table:style-name="ce1">
            <text:p>0</text:p>
          </table:table-cell>
          <table:table-cell office:value-type="float" office:value="319.60000000000002" table:style-name="ce1">
            <text:p>319.6</text:p>
          </table:table-cell>
          <table:table-cell office:value-type="float" office:value="0" table:style-name="ce1">
            <text:p>0</text:p>
          </table:table-cell>
          <table:table-cell office:value-type="float" office:value="787.4" table:style-name="ce1">
            <text:p>787.4</text:p>
          </table:table-cell>
          <table:table-cell table:number-columns-repeated="16379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0" table:style-name="ce1">
            <text:p>0</text:p>
          </table:table-cell>
          <table:table-cell office:value-type="float" office:value="18.5" table:style-name="ce1">
            <text:p>18.5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5)" table:style-name="ce8">
            <text:p>0.0</text:p>
          </table:table-cell>
          <table:table-cell office:value-type="float" office:value="90.9" table:formula="msoxl:=AVERAGE(C2:C5)" table:style-name="ce8">
            <text:p>90.9</text:p>
          </table:table-cell>
          <table:table-cell office:value-type="float" office:value="0" table:formula="msoxl:=AVERAGE(D2:D5)" table:style-name="ce8">
            <text:p>0.0</text:p>
          </table:table-cell>
          <table:table-cell office:value-type="float" office:value="198.17500000000001" table:formula="msoxl:=AVERAGE(E2:E5)" table:style-name="ce8">
            <text:p>198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7=0,0,MAX(SUMPRODUCT(B2:B5,B2:B5)/SUM(B2:B5)-B7,0))" table:style-name="ce8">
            <text:p>0.0</text:p>
          </table:table-cell>
          <table:table-cell office:value-type="float" office:value="191.86496149614962" table:formula="msoxl:=IF(C7=0,0,MAX(SUMPRODUCT(C2:C5,C2:C5)/SUM(C2:C5)-C7,0))" table:style-name="ce8">
            <text:p>191.9</text:p>
          </table:table-cell>
          <table:table-cell office:value-type="float" office:value="0" table:formula="msoxl:=IF(D7=0,0,MAX(SUMPRODUCT(D2:D5,D2:D5)/SUM(D2:D5)-D7,0))" table:style-name="ce8">
            <text:p>0.0</text:p>
          </table:table-cell>
          <table:table-cell office:value-type="float" office:value="583.98376119591262" table:formula="msoxl:=IF(E7=0,0,MAX(SUMPRODUCT(E2:E5,E2:E5)/SUM(E2:E5)-E7,0))" table:style-name="ce8">
            <text:p>584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5)-B7-B8)" table:style-name="ce8">
            <text:p>0.0</text:p>
          </table:table-cell>
          <table:table-cell office:value-type="float" office:value="36.835038503850399" table:formula="msoxl:=ABS(MAX(C2:C5)-C7-C8)" table:style-name="ce8">
            <text:p>36.8</text:p>
          </table:table-cell>
          <table:table-cell office:value-type="float" office:value="0" table:formula="msoxl:=ABS(MAX(D2:D5)-D7-D8)" table:style-name="ce8">
            <text:p>0.0</text:p>
          </table:table-cell>
          <table:table-cell office:value-type="float" office:value="5.2412388040872884" table:formula="msoxl:=ABS(MAX(E2:E5)-E7-E8)" table:style-name="ce8">
            <text:p>5.2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263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694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12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05.9" table:style-name="ce1">
            <text:p>10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02.6" table:style-name="ce1">
            <text:p>60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3.1" table:style-name="ce1">
            <text:p>11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263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694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70" table:style-name="ce1">
            <text:p>8870</text:p>
          </table:table-cell>
          <table:table-cell office:value-type="float" office:value="0" table:style-name="ce1">
            <text:p>0</text:p>
          </table:table-cell>
          <table:table-cell office:value-type="float" office:value="495" table:style-name="ce1">
            <text:p>495</text:p>
          </table:table-cell>
          <table:table-cell office:value-type="float" office:value="2094" table:style-name="ce1">
            <text:p>2094</text:p>
          </table:table-cell>
          <table:table-cell office:value-type="float" office:value="-1" table:style-name="ce1">
            <text:p>-1</text:p>
          </table:table-cell>
          <table:table-cell office:value-type="float" office:value="141721" table:style-name="ce1">
            <text:p>1417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3" table:style-name="ce1">
            <text:p>8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number-columns-repeated="16346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1199" table:style-name="ce1">
            <text:p>1199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452" table:style-name="ce1">
            <text:p>4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0" table:style-name="ce1">
            <text:p>-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69" table:style-name="ce1">
            <text:p>69</text:p>
          </table:table-cell>
          <table:table-cell table:number-columns-repeated="16346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0" table:style-name="ce1">
            <text:p>8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2" table:style-name="ce1">
            <text:p>342</text:p>
          </table:table-cell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65" table:style-name="ce1">
            <text:p>-65</text:p>
          </table:table-cell>
          <table:table-cell table:number-columns-repeated="16346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1" table:style-name="ce1">
            <text:p>9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121" table:style-name="ce1">
            <text:p>11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46"/>
        </table:table-row>
        <table:table-row table:number-rows-repeated="104857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3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15M37.000S" table:style-name="ce9">
            <text:p>15:15:37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15M37.000S" table:style-name="ce10">
            <text:p>15: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16M7.000S" table:style-name="ce9">
            <text:p>15:16:07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16M7.000S" table:style-name="ce10">
            <text:p>15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16M37.000S" table:style-name="ce9">
            <text:p>15:16:37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16M37.000S" table:style-name="ce10">
            <text:p>15: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17M7.000S" table:style-name="ce9">
            <text:p>15:17:07</text:p>
          </table:table-cell>
          <table:table-cell office:value-type="date" office:date-value="2012-01-20T00:00:00" table:style-name="ce3">
            <text:p>20-Jan-12</text:p>
          </table:table-cell>
          <table:table-cell office:value-type="time" office:time-value="PT982287H17M7.000S" table:style-name="ce10">
            <text:p>15:17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263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5.5" table:style-name="ce1">
            <text:p>5.5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93.2" table:style-name="ce1">
            <text:p>93.2</text:p>
          </table:table-cell>
          <table:table-cell office:value-type="float" office:value="6.1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1.7" table:style-name="ce1">
            <text:p>1.7</text:p>
          </table:table-cell>
          <table:table-cell office:value-type="float" office:value="98" table:style-name="ce1">
            <text:p>98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3.6" table:style-name="ce1">
            <text:p>3.6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95.8" table:style-name="ce1">
            <text:p>95.8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8" table:style-name="ce1">
            <text:p>0.8</text:p>
          </table:table-cell>
          <table:table-cell office:value-type="float" office:value="99.1" table:style-name="ce1">
            <text:p>99.1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.2749999999999999" table:style-name="ce1">
            <text:p>2.275</text:p>
          </table:table-cell>
          <table:table-cell office:value-type="float" office:value="0.32500000000000007" table:style-name="ce1">
            <text:p>0.325</text:p>
          </table:table-cell>
          <table:table-cell office:value-type="float" office:value="0.875" table:style-name="ce1">
            <text:p>0.875</text:p>
          </table:table-cell>
          <table:table-cell office:value-type="float" office:value="96.525000000000006" table:style-name="ce1">
            <text:p>96.525</text:p>
          </table:table-cell>
          <table:table-cell office:value-type="float" office:value="2.6" table:style-name="ce1">
            <text:p>2.6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263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5.9" table:style-name="ce1">
            <text:p>5.9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92.7" table:style-name="ce1">
            <text:p>92.7</text:p>
          </table:table-cell>
          <table:table-cell office:value-type="float" office:value="6.5" table:style-name="ce1">
            <text:p>6.5</text:p>
          </table:table-cell>
          <table:table-cell table:number-columns-repeated="1637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5" table:style-name="ce1">
            <text:p>0.5</text:p>
          </table:table-cell>
          <table:table-cell office:value-type="float" office:value="99.5" table:style-name="ce1">
            <text:p>99.5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8.1" table:style-name="ce1">
            <text:p>8.1</text:p>
          </table:table-cell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0.1" table:style-name="ce1">
            <text:p>90.1</text:p>
          </table:table-cell>
          <table:table-cell office:value-type="float" office:value="8.9" table:style-name="ce1">
            <text:p>8.9</text:p>
          </table:table-cell>
          <table:table-cell table:number-columns-repeated="1637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5" table:style-name="ce1">
            <text:p>3.5</text:p>
          </table:table-cell>
          <table:table-cell office:value-type="float" office:value="0.375" table:style-name="ce1">
            <text:p>0.375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95.549999999999983" table:style-name="ce1">
            <text:p>95.55</text:p>
          </table:table-cell>
          <table:table-cell office:value-type="float" office:value="3.875" table:style-name="ce1">
            <text:p>3.8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263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5.5" table:style-name="ce1">
            <text:p>5.5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93.1" table:style-name="ce1">
            <text:p>93.1</text:p>
          </table:table-cell>
          <table:table-cell office:value-type="float" office:value="6.1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99" table:style-name="ce1">
            <text:p>99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88.9" table:style-name="ce1">
            <text:p>88.9</text:p>
          </table:table-cell>
          <table:table-cell office:value-type="float" office:value="10.1" table:style-name="ce1">
            <text:p>10.1</text:p>
          </table:table-cell>
          <table:table-cell table:number-columns-repeated="1637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.1" table:style-name="ce1">
            <text:p>0.1</text:p>
          </table:table-cell>
          <table:table-cell office:value-type="float" office:value="98.9" table:style-name="ce1">
            <text:p>98.9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7" table:style-name="ce1">
            <text:p>3.7</text:p>
          </table:table-cell>
          <table:table-cell office:value-type="float" office:value="0.82499999999999996" table:style-name="ce1">
            <text:p>0.825</text:p>
          </table:table-cell>
          <table:table-cell office:value-type="float" office:value="0.47500000000000003" table:style-name="ce1">
            <text:p>0.475</text:p>
          </table:table-cell>
          <table:table-cell office:value-type="float" office:value="94.974999999999994" table:style-name="ce1">
            <text:p>94.975</text:p>
          </table:table-cell>
          <table:table-cell office:value-type="float" office:value="4.5250000000000004" table:style-name="ce1">
            <text:p>4.52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263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287H15M37.000S" table:style-name="ce9">
            <text:p>15:15:37</text:p>
          </table:table-cell>
          <table:table-cell office:value-type="float" office:value="5.2" table:style-name="ce1">
            <text:p>5.2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2" table:style-name="ce1">
            <text:p>92</text:p>
          </table:table-cell>
          <table:table-cell office:value-type="float" office:value="5.8" table:style-name="ce1">
            <text:p>5.8</text:p>
          </table:table-cell>
          <table:table-cell table:number-columns-repeated="16378"/>
        </table:table-row>
        <table:table-row table:style-name="ro1">
          <table:table-cell office:value-type="time" office:time-value="PT982287H16M7.000S" table:style-name="ce9">
            <text:p>15:16:0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1.5" table:style-name="ce1">
            <text:p>1.5</text:p>
          </table:table-cell>
          <table:table-cell office:value-type="float" office:value="98.4" table:style-name="ce1">
            <text:p>98.4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office:value-type="time" office:time-value="PT982287H16M37.000S" table:style-name="ce9">
            <text:p>15:16:37</text:p>
          </table:table-cell>
          <table:table-cell office:value-type="float" office:value="7.8" table:style-name="ce1">
            <text:p>7.8</text:p>
          </table:table-cell>
          <table:table-cell office:value-type="float" office:value="0.9" table:style-name="ce1">
            <text:p>0.9</text:p>
          </table:table-cell>
          <table:table-cell office:value-type="float" office:value="4.3" table:style-name="ce1">
            <text:p>4.3</text:p>
          </table:table-cell>
          <table:table-cell office:value-type="float" office:value="87" table:style-name="ce1">
            <text:p>87</text:p>
          </table:table-cell>
          <table:table-cell office:value-type="float" office:value="8.6999999999999993" table:style-name="ce1">
            <text:p>8.7</text:p>
          </table:table-cell>
          <table:table-cell table:number-columns-repeated="16378"/>
        </table:table-row>
        <table:table-row table:style-name="ro1">
          <table:table-cell office:value-type="time" office:time-value="PT982287H17M7.000S" table:style-name="ce9">
            <text:p>15:17:0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0.4" table:style-name="ce1">
            <text:p>0.4</text:p>
          </table:table-cell>
          <table:table-cell office:value-type="float" office:value="2" table:style-name="ce1">
            <text:p>2</text:p>
          </table:table-cell>
          <table:table-cell office:value-type="float" office:value="94.324999999999989" table:style-name="ce1">
            <text:p>94.325</text:p>
          </table:table-cell>
          <table:table-cell office:value-type="float" office:value="3.6749999999999994" table:style-name="ce1">
            <text:p>3.675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BUSY.B1:DISKBUSY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READ.B1:DISKREAD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WRITE.B1:DISKWRITE.E10" table:contains-header="false" table:orientation="column">
          <table:sort>
            <table:sort-by table:field-number="9" table:order="descending"/>
          </table:sort>
        </table:database-range>
        <table:database-range table:target-range-address="DISKXFER.B1:DISKXFER.E10" table:contains-header="false" table:orientation="column">
          <table:sort>
            <table:sort-by table:field-number="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1-20T10:27:09Z</meta:creation-date>
    <dc:date>2012-01-20T10:27:4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5" chart:class="chart:line" chart:attached-axis="primary-y" chart:style-name="G0S0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5" chart:class="chart:line" chart:attached-axis="primary-y" chart:style-name="G0S0">
            <chart:data-point chart:repeated="4"/>
          </chart:series>
          <chart:series chart:label-cell-address="DISKBUSY.$C$1" chart:values-cell-range-address="DISKBUSY.$C$2:.$C$5" chart:class="chart:line" chart:attached-axis="primary-y" chart:style-name="G0S1">
            <chart:data-point chart:repeated="4"/>
          </chart:series>
          <chart:series chart:label-cell-address="DISKBUSY.$D$1" chart:values-cell-range-address="DISKBUSY.$D$2:.$D$5" chart:class="chart:line" chart:attached-axis="primary-y" chart:style-name="G0S2">
            <chart:data-point chart:repeated="4"/>
          </chart:series>
          <chart:series chart:label-cell-address="DISKBUSY.$E$1" chart:values-cell-range-address="DISKBUSY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7:.$E$7" chart:class="chart:bar" chart:attached-axis="primary-y" chart:style-name="G0S0">
            <chart:data-point chart:repeated="4"/>
          </chart:series>
          <chart:series chart:values-cell-range-address="DISKREAD.$B$8:.$E$8" chart:class="chart:bar" chart:attached-axis="primary-y" chart:style-name="G0S1">
            <chart:data-point chart:repeated="4"/>
          </chart:series>
          <chart:series chart:values-cell-range-address="DISKREAD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5" chart:class="chart:line" chart:attached-axis="primary-y" chart:style-name="G0S0">
            <chart:data-point chart:repeated="4"/>
          </chart:series>
          <chart:series chart:label-cell-address="DISKREAD.$C$1" chart:values-cell-range-address="DISKREAD.$C$2:.$C$5" chart:class="chart:line" chart:attached-axis="primary-y" chart:style-name="G0S1">
            <chart:data-point chart:repeated="4"/>
          </chart:series>
          <chart:series chart:label-cell-address="DISKREAD.$D$1" chart:values-cell-range-address="DISKREAD.$D$2:.$D$5" chart:class="chart:line" chart:attached-axis="primary-y" chart:style-name="G0S2">
            <chart:data-point chart:repeated="4"/>
          </chart:series>
          <chart:series chart:label-cell-address="DISKREAD.$E$1" chart:values-cell-range-address="DISKREAD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7:.$E$7" chart:class="chart:bar" chart:attached-axis="primary-y" chart:style-name="G0S0">
            <chart:data-point chart:repeated="4"/>
          </chart:series>
          <chart:series chart:values-cell-range-address="DISKWRITE.$B$8:.$E$8" chart:class="chart:bar" chart:attached-axis="primary-y" chart:style-name="G0S1">
            <chart:data-point chart:repeated="4"/>
          </chart:series>
          <chart:series chart:values-cell-range-address="DISKWRIT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5" chart:class="chart:line" chart:attached-axis="primary-y" chart:style-name="G0S0">
            <chart:data-point chart:repeated="4"/>
          </chart:series>
          <chart:series chart:label-cell-address="DISKWRITE.$C$1" chart:values-cell-range-address="DISKWRITE.$C$2:.$C$5" chart:class="chart:line" chart:attached-axis="primary-y" chart:style-name="G0S1">
            <chart:data-point chart:repeated="4"/>
          </chart:series>
          <chart:series chart:label-cell-address="DISKWRITE.$D$1" chart:values-cell-range-address="DISKWRITE.$D$2:.$D$5" chart:class="chart:line" chart:attached-axis="primary-y" chart:style-name="G0S2">
            <chart:data-point chart:repeated="4"/>
          </chart:series>
          <chart:series chart:label-cell-address="DISKWRITE.$E$1" chart:values-cell-range-address="DISKWRIT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7:.$E$7" chart:class="chart:bar" chart:attached-axis="primary-y" chart:style-name="G0S0">
            <chart:data-point chart:repeated="4"/>
          </chart:series>
          <chart:series chart:values-cell-range-address="DISKXFER.$B$8:.$E$8" chart:class="chart:bar" chart:attached-axis="primary-y" chart:style-name="G0S1">
            <chart:data-point chart:repeated="4"/>
          </chart:series>
          <chart:series chart:values-cell-range-address="DISKXFER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5" chart:class="chart:line" chart:attached-axis="primary-y" chart:style-name="G0S0">
            <chart:data-point chart:repeated="4"/>
          </chart:series>
          <chart:series chart:label-cell-address="DISKXFER.$C$1" chart:values-cell-range-address="DISKXFER.$C$2:.$C$5" chart:class="chart:line" chart:attached-axis="primary-y" chart:style-name="G0S1">
            <chart:data-point chart:repeated="4"/>
          </chart:series>
          <chart:series chart:label-cell-address="DISKXFER.$D$1" chart:values-cell-range-address="DISKXFER.$D$2:.$D$5" chart:class="chart:line" chart:attached-axis="primary-y" chart:style-name="G0S2">
            <chart:data-point chart:repeated="4"/>
          </chart:series>
          <chart:series chart:label-cell-address="DISKXFER.$E$1" chart:values-cell-range-address="DISKXFER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7" chart:values-cell-range-address="JFSFILE.$B$7:.$F$7" chart:class="chart:bar" chart:attached-axis="primary-y" chart:style-name="G0S0">
            <chart:data-point chart:repeated="5"/>
          </chart:series>
          <chart:series chart:label-cell-address="JFSFILE.$A$8" chart:values-cell-range-address="JFSFILE.$B$8:.$F$8" chart:class="chart:bar" chart:attached-axis="primary-y" chart:style-name="G0S1">
            <chart:data-point chart:repeated="5"/>
          </chart:series>
          <chart:series chart:label-cell-address="JFSFILE.$A$9" chart:values-cell-range-address="JFSFILE.$B$9:.$F$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5"/>
          </chart:axis>
          <chart:axis chart:dimension="y" chart:name="primary-y" chart:style-name="Axs1"/>
          <chart:series chart:label-cell-address="MEM.$B$1" chart:values-cell-range-address="MEM.$B$2:.$B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B$1" chart:values-cell-range-address="CPU_ALL.$B$2:.$B$5" chart:class="chart:area" chart:attached-axis="primary-y" chart:style-name="G0S0">
            <chart:data-point chart:repeated="4"/>
          </chart:series>
          <chart:series chart:label-cell-address="CPU_ALL.$C$1" chart:values-cell-range-address="CPU_ALL.$C$2:.$C$5" chart:class="chart:area" chart:attached-axis="primary-y" chart:style-name="G0S1">
            <chart:data-point chart:repeated="4"/>
          </chart:series>
          <chart:series chart:label-cell-address="CPU_ALL.$D$1" chart:values-cell-range-address="CPU_ALL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0_Threads (KB/s)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I$1" chart:values-cell-range-address="NET.$I$2:.$I$5" chart:class="chart:area" chart:attached-axis="primary-y" chart:style-name="G0S1">
            <chart:data-point chart:repeated="4"/>
          </chart:series>
          <chart:series chart:label-cell-address="NET.$H$1" chart:values-cell-range-address="NET.$H$2:.$H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7" chart:values-cell-range-address="NET.$B$7:.$E$7" chart:class="chart:bar" chart:attached-axis="primary-y" chart:style-name="G0S0">
            <chart:data-point chart:repeated="4"/>
          </chart:series>
          <chart:series chart:label-cell-address="NET.$A$8" chart:values-cell-range-address="NET.$B$8:.$E$8" chart:class="chart:bar" chart:attached-axis="primary-y" chart:style-name="G0S1">
            <chart:data-point chart:repeated="4"/>
          </chart:series>
          <chart:series chart:label-cell-address="NET.$A$9" chart:values-cell-range-address="N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0_Threads (KB/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5"/>
          </chart:axis>
          <chart:axis chart:dimension="y" chart:name="primary-y" chart:style-name="Axs1"/>
          <chart:series chart:label-cell-address="NET.$B$1" chart:values-cell-range-address="NET.$B$2:.$B$5" chart:class="chart:area" chart:attached-axis="primary-y" chart:style-name="G0S0">
            <chart:data-point chart:repeated="4"/>
          </chart:series>
          <chart:series chart:label-cell-address="NET.$C$1" chart:values-cell-range-address="NET.$C$2:.$C$5" chart:class="chart:area" chart:attached-axis="primary-y" chart:style-name="G0S1">
            <chart:data-point chart:repeated="4"/>
          </chart:series>
          <chart:series chart:label-cell-address="NET.$D$1" chart:values-cell-range-address="NET.$D$2:.$D$5" chart:class="chart:area" chart:attached-axis="primary-y" chart:style-name="G0S2">
            <chart:data-point chart:repeated="4"/>
          </chart:series>
          <chart:series chart:label-cell-address="NET.$E$1" chart:values-cell-range-address="NET.$E$2:.$E$5" chart:class="chart:area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7" chart:values-cell-range-address="NETPACKET.$B$7:.$E$7" chart:class="chart:bar" chart:attached-axis="primary-y" chart:style-name="G0S0">
            <chart:data-point chart:repeated="4"/>
          </chart:series>
          <chart:series chart:label-cell-address="NETPACKET.$A$8" chart:values-cell-range-address="NETPACKET.$B$8:.$E$8" chart:class="chart:bar" chart:attached-axis="primary-y" chart:style-name="G0S1">
            <chart:data-point chart:repeated="4"/>
          </chart:series>
          <chart:series chart:label-cell-address="NETPACKET.$A$9" chart:values-cell-range-address="NETPACKET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5" chart:class="chart:line" chart:attached-axis="primary-y" chart:style-name="G0S0">
            <chart:data-point chart:repeated="4"/>
          </chart:series>
          <chart:series chart:label-cell-address="NETPACKET.$C$1" chart:values-cell-range-address="NETPACKET.$C$2:.$C$5" chart:class="chart:line" chart:attached-axis="primary-y" chart:style-name="G0S1">
            <chart:data-point chart:repeated="4"/>
          </chart:series>
          <chart:series chart:label-cell-address="NETPACKET.$D$1" chart:values-cell-range-address="NETPACKET.$D$2:.$D$5" chart:class="chart:line" chart:attached-axis="primary-y" chart:style-name="G0S2">
            <chart:data-point chart:repeated="4"/>
          </chart:series>
          <chart:series chart:label-cell-address="NETPACKET.$E$1" chart:values-cell-range-address="NETPACKET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5" chart:class="chart:line" chart:attached-axis="primary-y" chart:style-name="G0S0">
            <chart:data-point chart:repeated="4"/>
          </chart:series>
          <chart:series chart:label-cell-address="PROC.$C$1" chart:values-cell-range-address="PROC.$C$2:.$C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5" chart:class="chart:line" chart:attached-axis="primary-y" chart:style-name="G0S0">
            <chart:data-point chart:repeated="4"/>
          </chart:series>
          <chart:series chart:values-cell-range-address="PROC.$E$2:.$E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5" chart:class="chart:line" chart:attached-axis="primary-y" chart:style-name="G0S0">
            <chart:data-point chart:repeated="4"/>
          </chart:series>
          <chart:series chart:values-cell-range-address="PROC.$I$2:.$I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H$1" chart:values-cell-range-address="VM.$H$2:.$H$5" chart:class="chart:area" chart:attached-axis="primary-y" chart:style-name="G0S0">
            <chart:data-point chart:repeated="4"/>
          </chart:series>
          <chart:series chart:label-cell-address="VM.$I$1" chart:values-cell-range-address="VM.$I$2:.$I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5"/>
          </chart:axis>
          <chart:axis chart:dimension="y" chart:name="primary-y" chart:style-name="Axs1"/>
          <chart:series chart:label-cell-address="VM.$J$1" chart:values-cell-range-address="VM.$J$2:.$J$5" chart:class="chart:area" chart:attached-axis="primary-y" chart:style-name="G0S0">
            <chart:data-point chart:repeated="4"/>
          </chart:series>
          <chart:series chart:label-cell-address="VM.$K$1" chart:values-cell-range-address="VM.$K$2:.$K$5" chart:class="chart:area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5"/>
          </chart:axis>
          <chart:axis chart:dimension="y" chart:name="primary-y" chart:style-name="Axs1"/>
          <chart:series chart:label-cell-address="CPU_ALL.$G$1" chart:values-cell-range-address="CPU_ALL.$G$2:.$G$5" chart:class="chart:area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5"/>
          </chart:axis>
          <chart:axis chart:dimension="y" chart:name="primary-y" chart:style-name="Axs1"/>
          <chart:series chart:label-cell-address="CPU01.$B$1" chart:values-cell-range-address="CPU01.$B$2:.$B$5" chart:class="chart:area" chart:attached-axis="primary-y" chart:style-name="G0S0">
            <chart:data-point chart:repeated="4"/>
          </chart:series>
          <chart:series chart:label-cell-address="CPU01.$C$1" chart:values-cell-range-address="CPU01.$C$2:.$C$5" chart:class="chart:area" chart:attached-axis="primary-y" chart:style-name="G0S1">
            <chart:data-point chart:repeated="4"/>
          </chart:series>
          <chart:series chart:label-cell-address="CPU01.$D$1" chart:values-cell-range-address="CPU01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5"/>
          </chart:axis>
          <chart:axis chart:dimension="y" chart:name="primary-y" chart:style-name="Axs1"/>
          <chart:series chart:label-cell-address="CPU02.$B$1" chart:values-cell-range-address="CPU02.$B$2:.$B$5" chart:class="chart:area" chart:attached-axis="primary-y" chart:style-name="G0S0">
            <chart:data-point chart:repeated="4"/>
          </chart:series>
          <chart:series chart:label-cell-address="CPU02.$C$1" chart:values-cell-range-address="CPU02.$C$2:.$C$5" chart:class="chart:area" chart:attached-axis="primary-y" chart:style-name="G0S1">
            <chart:data-point chart:repeated="4"/>
          </chart:series>
          <chart:series chart:label-cell-address="CPU02.$D$1" chart:values-cell-range-address="CPU02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5"/>
          </chart:axis>
          <chart:axis chart:dimension="y" chart:name="primary-y" chart:style-name="Axs1"/>
          <chart:series chart:label-cell-address="CPU03.$B$1" chart:values-cell-range-address="CPU03.$B$2:.$B$5" chart:class="chart:area" chart:attached-axis="primary-y" chart:style-name="G0S0">
            <chart:data-point chart:repeated="4"/>
          </chart:series>
          <chart:series chart:label-cell-address="CPU03.$C$1" chart:values-cell-range-address="CPU03.$C$2:.$C$5" chart:class="chart:area" chart:attached-axis="primary-y" chart:style-name="G0S1">
            <chart:data-point chart:repeated="4"/>
          </chart:series>
          <chart:series chart:label-cell-address="CPU03.$D$1" chart:values-cell-range-address="CPU03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5"/>
          </chart:axis>
          <chart:axis chart:dimension="y" chart:name="primary-y" chart:style-name="Axs1"/>
          <chart:series chart:label-cell-address="CPU04.$B$1" chart:values-cell-range-address="CPU04.$B$2:.$B$5" chart:class="chart:area" chart:attached-axis="primary-y" chart:style-name="G0S0">
            <chart:data-point chart:repeated="4"/>
          </chart:series>
          <chart:series chart:label-cell-address="CPU04.$C$1" chart:values-cell-range-address="CPU04.$C$2:.$C$5" chart:class="chart:area" chart:attached-axis="primary-y" chart:style-name="G0S1">
            <chart:data-point chart:repeated="4"/>
          </chart:series>
          <chart:series chart:label-cell-address="CPU04.$D$1" chart:values-cell-range-address="CPU04.$D$2:.$D$5" chart:class="chart:area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0_Threads - 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5" chart:class="chart:area" chart:attached-axis="primary-y" chart:style-name="G0S0">
            <chart:data-point chart:repeated="4"/>
          </chart:series>
          <chart:series chart:label-cell-address="DISK_SUMM.$C$1" chart:values-cell-range-address="DISK_SUMM.$C$2:.$C$5" chart:class="chart:area" chart:attached-axis="primary-y" chart:style-name="G0S1">
            <chart:data-point chart:repeated="4"/>
          </chart:series>
          <chart:series chart:values-cell-range-address="DISK_SUMM.$D$2:.$D$5" chart:class="chart:line" chart:attached-axis="secondary-y" chart:style-name="G1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7" chart:values-cell-range-address="DISK_SUMM.$B$7:.$D$7" chart:class="chart:bar" chart:attached-axis="primary-y" chart:style-name="G0S0">
            <chart:data-point chart:repeated="3"/>
          </chart:series>
          <chart:series chart:label-cell-address="DISK_SUMM.$A$8" chart:values-cell-range-address="DISK_SUMM.$B$8:.$D$8" chart:class="chart:bar" chart:attached-axis="primary-y" chart:style-name="G0S1">
            <chart:data-point chart:repeated="3"/>
          </chart:series>
          <chart:series chart:label-cell-address="DISK_SUMM.$A$9" chart:values-cell-range-address="DISK_SUMM.$B$9:.$D$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7:.$E$7" chart:class="chart:bar" chart:attached-axis="primary-y" chart:style-name="G0S0">
            <chart:data-point chart:repeated="4"/>
          </chart:series>
          <chart:series chart:values-cell-range-address="DISKBSIZE.$B$8:.$E$8" chart:class="chart:bar" chart:attached-axis="primary-y" chart:style-name="G0S1">
            <chart:data-point chart:repeated="4"/>
          </chart:series>
          <chart:series chart:values-cell-range-address="DISKBSIZE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0_Threads (Kbytes)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5" chart:class="chart:line" chart:attached-axis="primary-y" chart:style-name="G0S0">
            <chart:data-point chart:repeated="4"/>
          </chart:series>
          <chart:series chart:label-cell-address="DISKBSIZE.$C$1" chart:values-cell-range-address="DISKBSIZE.$C$2:.$C$5" chart:class="chart:line" chart:attached-axis="primary-y" chart:style-name="G0S1">
            <chart:data-point chart:repeated="4"/>
          </chart:series>
          <chart:series chart:label-cell-address="DISKBSIZE.$D$1" chart:values-cell-range-address="DISKBSIZE.$D$2:.$D$5" chart:class="chart:line" chart:attached-axis="primary-y" chart:style-name="G0S2">
            <chart:data-point chart:repeated="4"/>
          </chart:series>
          <chart:series chart:label-cell-address="DISKBSIZE.$E$1" chart:values-cell-range-address="DISKBSIZE.$E$2:.$E$5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0_Threads <text:s text:c="1"/>1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7:.$E$7" chart:class="chart:bar" chart:attached-axis="primary-y" chart:style-name="G0S0">
            <chart:data-point chart:repeated="4"/>
          </chart:series>
          <chart:series chart:values-cell-range-address="DISKBUSY.$B$8:.$E$8" chart:class="chart:bar" chart:attached-axis="primary-y" chart:style-name="G0S1">
            <chart:data-point chart:repeated="4"/>
          </chart:series>
          <chart:series chart:values-cell-range-address="DISKBUSY.$B$9:.$E$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